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datedialog1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historydialog8.py" manifest:media-type=""/>
  <manifest:file-entry manifest:full-path="Scripts/python/pythonpath/indoc/staticdialog3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1" table:number-columns-repeated="1012" table:default-cell-style-name="ce17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office:value-type="string" calcext:value-type="string">
            <text:p>datedialog1</text:p>
          </table:table-cell>
          <table:table-cell table:number-columns-repeated="1011"/>
        </table:table-row>
      </table:table>
      <table:table table:name="config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datedialog1" table:base-cell-address="$config.$B$5" table:cell-range-address="$config.$B$5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00/00/00</text:date>, <text:time style:data-style-name="N2" text:time-value="14:42:12.83713524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4T14:43:27.167586421</dc:date>
    <meta:editing-duration>P2DT2M25S</meta:editing-duration>
    <meta:editing-cycles>345</meta:editing-cycles>
    <meta:document-statistic meta:table-count="2" meta:cell-count="13" meta:object-count="0"/>
  </office:meta>
</office:document-meta>
</file>